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9215" officeooo:paragraph-rsid="001c9215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 of the Kedok unit.</text:p>
      <text:p text:style-name="P1"/>
      <text:p text:style-name="P1">The unit is a box with a size of 10 by 7 by 5 centimetres</text:p>
      <text:p text:style-name="P1"/>
      <text:p text:style-name="P1">What you can find on the top of the box:</text:p>
      <text:p text:style-name="P1">There is a LCD display at the centre.</text:p>
      <text:p text:style-name="P1">And you have 5 buttons, at the left bottom.</text:p>
      <text:p text:style-name="P1">The most left button is to enter the menu for settings.</text:p>
      <text:p text:style-name="P1">Right next button is used to enable or disable the LCD screen sensor reading updates.</text:p>
      <text:p text:style-name="P1">Then there are two buttons Up and down. these buttons are used to increase or decrease the sensor reading. <text:s text:c="3"/></text:p>
      <text:p text:style-name="P1">The most right button is to reset the lowest reading in the display.</text:p>
      <text:p text:style-name="P1">If you press this button for 3 seconds, automatic calibration of the unit starts.</text:p>
      <text:p text:style-name="P1"/>
      <text:p text:style-name="P1">The front:</text:p>
      <text:p text:style-name="P1">There is only one button to switch the unit on and off, if you switch it on you will hear a melody.</text:p>
      <text:p text:style-name="P1"/>
      <text:p text:style-name="P1">Left side:</text:p>
      <text:p text:style-name="P1">Reading it from front to back.</text:p>
      <text:p text:style-name="P1">First there is a mini USB connector for charging the unit battery.</text:p>
      <text:p text:style-name="P1">Behind this is a small square here you can set the unit volume, use a small screwdriver or you nail to adjust.</text:p>
      <text:p text:style-name="P1">Next there is a 3.5mm jack connector for the sensor cable.</text:p>
      <text:p text:style-name="P1">The last one is also a 3.5mm jack for the headphones.</text:p>
      <text:p text:style-name="P1"/>
      <text:p text:style-name="P1">And yes I know, a LCD display makes no sense if you can't see, but don't worry you won't need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14:06:05.936000000</meta:creation-date>
    <dc:date>2015-12-02T14:10:23.262000000</dc:date>
    <meta:editing-duration>PT4M17S</meta:editing-duration>
    <meta:editing-cycles>1</meta:editing-cycles>
    <meta:document-statistic meta:table-count="0" meta:image-count="0" meta:object-count="0" meta:page-count="1" meta:paragraph-count="19" meta:word-count="228" meta:character-count="1139" meta:non-whitespace-character-count="926"/>
    <meta:generator>LibreOffice/5.0.3.2$Windows_x86 LibreOffice_project/e5f16313668ac592c1bfb310f4390624e3dbfb75</meta:generator>
  </office:meta>
</office:document-meta>
</file>